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style:vertical-align="middle"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5" style:family="table-row">
      <style:table-row-properties style:min-row-height="0.889cm"/>
    </style:style>
    <style:style style:name="P1" style:family="paragraph" style:parent-style-name="Table_20_Contents">
      <style:paragraph-properties fo:text-align="center" style:justify-single-word="false"/>
      <style:text-properties fo:language="en" fo:country="GB" officeooo:rsid="001c7dd4" officeooo:paragraph-rsid="001c7dd4"/>
    </style:style>
    <style:style style:name="P2" style:family="paragraph" style:parent-style-name="Table_20_Contents">
      <style:paragraph-properties fo:text-align="center" style:justify-single-word="false"/>
      <style:text-properties fo:language="en" fo:country="GB"/>
    </style:style>
    <style:style style:name="P3" style:family="paragraph" style:parent-style-name="Table_20_Contents">
      <style:paragraph-properties fo:text-align="center" style:justify-single-word="false"/>
      <style:text-properties fo:language="en" fo:country="GB" officeooo:rsid="001d4e8f" officeooo:paragraph-rsid="001d4e8f"/>
    </style:style>
    <style:style style:name="P4" style:family="paragraph" style:parent-style-name="Table_20_Contents">
      <style:paragraph-properties fo:text-align="center" style:justify-single-word="false"/>
      <style:text-properties fo:language="en" fo:country="GB" fo:font-weight="bold" officeooo:rsid="001d4e8f" officeooo:paragraph-rsid="001d4e8f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language="en" fo:country="GB" officeooo:rsid="001e857f" officeooo:paragraph-rsid="001e857f"/>
    </style:style>
    <style:style style:name="P6" style:family="paragraph" style:parent-style-name="Table_20_Contents">
      <style:paragraph-properties fo:text-align="center" style:justify-single-word="false"/>
      <style:text-properties fo:language="en" fo:country="GB" officeooo:rsid="001fbd77" officeooo:paragraph-rsid="001fbd77"/>
    </style:style>
    <style:style style:name="T1" style:family="text">
      <style:text-properties officeooo:rsid="001e857f"/>
    </style:style>
    <style:style style:name="T2" style:family="text">
      <style:text-properties officeooo:rsid="001f3390"/>
    </style:style>
    <style:style style:name="T3" style:family="text">
      <style:text-properties officeooo:rsid="001fbd7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4"/>
        <table:table-row>
          <table:table-cell table:style-name="Tabla1.A1" table:number-columns-spanned="4" office:value-type="string">
            <text:p text:style-name="P1">VERB TO BE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4">Question Word</text:p>
          </table:table-cell>
          <table:table-cell table:style-name="Tabla1.A2" office:value-type="string">
            <text:p text:style-name="P4">Verb to be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What</text:p>
          </table:table-cell>
          <table:table-cell table:style-name="Tabla1.A2" table:number-rows-spanned="3" office:value-type="string">
            <text:p text:style-name="P3">Is</text:p>
            <text:p text:style-name="P3">/</text:p>
            <text:p text:style-name="P3">Was</text:p>
          </table:table-cell>
          <table:table-cell table:style-name="Tabla1.A2" table:number-rows-spanned="3" office:value-type="string">
            <text:p text:style-name="P5">- He/ she/ it / my bag?</text:p>
            <text:p text:style-name="P5">- This / that <text:s/>(bag)?</text:p>
            <text:p text:style-name="P5">- <text:span text:style-name="T3">At the party?</text:span></text:p>
          </table:table-cell>
          <table:table-cell table:style-name="Tabla1.D2" table:number-rows-spanned="3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Who</text:p>
          </table:table-cell>
          <table:covered-table-cell table:style-name="Tabla1.A2"/>
          <table:covered-table-cell table:style-name="Tabla1.A2"/>
          <table:covered-table-cell table:style-name="Tabla1.D2"/>
        </table:table-row>
        <table:table-row table:style-name="Tabla1.5">
          <table:table-cell table:style-name="Tabla1.A2" office:value-type="string">
            <text:p text:style-name="P1">Where</text:p>
          </table:table-cell>
          <table:covered-table-cell table:style-name="Tabla1.A2"/>
          <table:covered-table-cell table:style-name="Tabla1.A2"/>
          <table:covered-table-cell table:style-name="Tabla1.D2"/>
        </table:table-row>
        <table:table-row>
          <table:table-cell table:style-name="Tabla1.A2" office:value-type="string">
            <text:p text:style-name="P1">When</text:p>
          </table:table-cell>
          <table:table-cell table:style-name="Tabla1.A2" table:number-rows-spanned="4" office:value-type="string">
            <text:p text:style-name="P3">Are</text:p>
            <text:p text:style-name="P3">/</text:p>
            <text:p text:style-name="P3">Were</text:p>
          </table:table-cell>
          <table:table-cell table:style-name="Tabla1.A2" table:number-rows-spanned="4" office:value-type="string">
            <text:p text:style-name="P2">- <text:span text:style-name="T1">We/ you /</text:span><text:span text:style-name="T2">they /</text:span><text:span text:style-name="T3">my</text:span></text:p>
            <text:p text:style-name="P6">-keys?</text:p>
            <text:p text:style-name="P6">- these / those (keys)?</text:p>
            <text:p text:style-name="P6"/>
          </table:table-cell>
          <table:table-cell table:style-name="Tabla1.D2" table:number-rows-spanned="4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Whose</text:p>
          </table:table-cell>
          <table:covered-table-cell table:style-name="Tabla1.A2"/>
          <table:covered-table-cell table:style-name="Tabla1.A2"/>
          <table:covered-table-cell table:style-name="Tabla1.D2"/>
        </table:table-row>
        <table:table-row>
          <table:table-cell table:style-name="Tabla1.A2" office:value-type="string">
            <text:p text:style-name="P1">Why</text:p>
          </table:table-cell>
          <table:covered-table-cell table:style-name="Tabla1.A2"/>
          <table:covered-table-cell table:style-name="Tabla1.A2"/>
          <table:covered-table-cell table:style-name="Tabla1.D2"/>
        </table:table-row>
        <table:table-row>
          <table:table-cell table:style-name="Tabla1.A2" office:value-type="string">
            <text:p text:style-name="P1">How</text:p>
          </table:table-cell>
          <table:covered-table-cell table:style-name="Tabla1.A2"/>
          <table:covered-table-cell table:style-name="Tabla1.A2"/>
          <table:covered-table-cell table:style-name="Tabla1.D2"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17:55:54.963000000</meta:creation-date>
    <dc:date>2024-05-23T18:27:47.298000000</dc:date>
    <meta:editing-duration>PT7M19S</meta:editing-duration>
    <meta:editing-cycles>1</meta:editing-cycles>
    <meta:document-statistic meta:table-count="1" meta:image-count="0" meta:object-count="0" meta:page-count="1" meta:paragraph-count="22" meta:word-count="48" meta:character-count="181" meta:non-whitespace-character-count="154"/>
    <meta:generator>LibreOffice/7.4.3.2$Windows_X86_64 LibreOffice_project/1048a8393ae2eeec98dff31b5c133c5f1d08b890</meta:generator>
  </office:meta>
</office:document-meta>
</file>